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nage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sonagens 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Nenh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adne Ol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ur Hastin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intendente Bat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ef Inspector Ja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onel Ra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cule Poiro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pector Craddo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s Map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r. Qui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mmy e Tuppen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r. Jason Rafie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thur Bantr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r. Satterthwai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avern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intendent Huis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rker Py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spector Lejeun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nspector Narrac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spector Williams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Mor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fogamen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rco e flech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aque de coração 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ropelament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carbonizado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orte gargant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letrocussão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empurrado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nforcamento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envenenamento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esfaqueamento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smagamento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spancamen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strangulamento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verdose de anestesi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ncada na cabeça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sufocamento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3:09:44.9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1T15:33:03.209000000</meta:creation-date>
    <dc:date>2020-08-13T13:54:33.424000000</dc:date>
    <meta:editing-duration>PT2H26S</meta:editing-duration>
    <meta:editing-cycles>11</meta:editing-cycles>
    <meta:generator>LibreOffice/6.3.4.2$Windows_X86_64 LibreOffice_project/60da17e045e08f1793c57c00ba83cdfce946d0aa</meta:generator>
    <meta:document-statistic meta:table-count="2" meta:cell-count="82" meta:object-count="0"/>
  </office:meta>
</office:document-meta>
</file>